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'Times New Roman'" style:font-family-generic="roman" style:font-pitch="variable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8.5cm" svg:y1="14.5cm" svg:x2="8.5cm" svg:y2="8cm">
          <text:p text:style-name="P2"/>
        </draw:line>
        <draw:line draw:style-name="gr1" draw:text-style-name="P1" draw:layer="layout" svg:x1="8.5cm" svg:y1="14.5cm" svg:x2="3.5cm" svg:y2="19.5cm">
          <text:p text:style-name="P2"/>
        </draw:line>
        <draw:line draw:style-name="gr1" draw:text-style-name="P1" draw:layer="layout" svg:x1="8.5cm" svg:y1="14.5cm" svg:x2="19cm" svg:y2="14.5cm">
          <text:p text:style-name="P2"/>
        </draw:line>
        <draw:frame draw:style-name="gr2" draw:layer="layout" svg:width="0.425cm" svg:height="0.482cm" svg:x="18.075cm" svg:y="14.5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482cm" svg:x="8.058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82cm" svg:x="3.6cm" svg:y="1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ellipse draw:style-name="gr3" draw:text-style-name="P1" draw:layer="layout" svg:width="3.5cm" svg:height="1.5cm" svg:x="9.5cm" svg:y="16.5cm">
          <text:p text:style-name="P2"/>
        </draw:ellipse>
        <draw:frame draw:style-name="gr4" draw:layer="layout" svg:width="2.407cm" svg:height="0.975cm" svg:x="11.5cm" svg:y="19.5cm">
          <draw:text-box>
            <text:p text:style-name="P2">Area <text:span text:style-name="T1">A</text:span></text:p>
          </draw:text-box>
        </draw:frame>
        <draw:line draw:style-name="gr1" draw:text-style-name="P1" draw:layer="layout" svg:x1="12.5cm" svg:y1="19.5cm" svg:x2="11.5cm" svg:y2="17.5cm">
          <text:p text:style-name="P2"/>
        </draw:line>
        <draw:line draw:style-name="gr5" draw:text-style-name="P1" draw:layer="layout" svg:x1="10.5cm" svg:y1="11.5cm" svg:x2="8.5cm" svg:y2="10.5cm">
          <text:p text:style-name="P2"/>
        </draw:line>
        <draw:line draw:style-name="gr5" draw:text-style-name="P1" draw:layer="layout" svg:x1="11cm" svg:y1="15cm" svg:x2="8.5cm" svg:y2="14cm">
          <text:p text:style-name="P2"/>
        </draw:line>
        <draw:custom-shape draw:style-name="gr6" draw:text-style-name="P1" draw:layer="layout" svg:width="3.5cm" svg:height="4.5cm" svg:x="9.5cm" svg:y="11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0.595cm" svg:height="0.542cm" svg:x="7.847cm" svg:y="10.0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79cm" svg:height="0.542cm" svg:x="7.952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15.5cm" svg:y1="9.5cm" svg:x2="15.5cm" svg:y2="11cm">
          <text:p text:style-name="P2"/>
        </draw:line>
        <draw:frame draw:style-name="gr2" draw:layer="layout" svg:width="0.442cm" svg:height="0.482cm" svg:x="15.558cm" svg:y="9.518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3-22T08:32:16</meta:creation-date>
    <dc:creator>Julien Arino</dc:creator>
    <dc:date>2007-03-22T09:16:58</dc:date>
    <dc:language>en-US</dc:language>
    <meta:editing-cycles>4</meta:editing-cycles>
    <meta:editing-duration>PT44M4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y</math:mi>
      <math:mn>2</math:mn>
    </math:msub>
    <math:annotation math:encoding="StarMath 5.0">y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y</math:mi>
      <math:mn>1</math:mn>
    </math:msub>
    <math:annotation math:encoding="StarMath 5.0">y_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